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1ee286"/>
    </style:style>
    <style:style style:name="P2" style:family="paragraph" style:parent-style-name="Text_20_body">
      <style:text-properties officeooo:paragraph-rsid="00208485"/>
    </style:style>
    <style:style style:name="T1" style:family="text">
      <style:text-properties officeooo:rsid="002084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3">1. <text:span text:style-name="Strong_20_Emphasis">Introducción – El misterio universal</text:span></text:h>
      <text:p text:style-name="Horizontal_20_Line"/>
      <text:p text:style-name="P2"><text:span text:style-name="Strong_20_Emphasis">La vida es, quizás, el mayor enigma que ha enfrentado el pensamiento humano.</text:span><text:line-break/>Aparece en todas partes, adopta formas infinitas, se transforma, lucha, se adapta, desaparece y vuelve a surgir como si nada pudiera detenerla. Está en el fondo del mar y en las alturas del aire, en un insecto diminuto y en un árbol milenario, en un virus y en nosotros mismos. La vemos, la sentimos, la habitamos… y sin embargo, no logramos atraparla con una definición. Sabemos que está ahí, que actúa, que persiste. Pero ¿qué es la vida exactamente? ¿Por qué ocurre? ¿Y por qué parece desafiar las leyes de lo inerte?</text:p>
      <text:p text:style-name="Horizontal_20_Line"/>
      <text:p text:style-name="Text_20_body">¿<text:span text:style-name="T1">Es u</text:span>na propiedad de la materia? ¿Una reacción química bien organizada? ¿Un impulso misterioso que recorre el universo?<text:line-break/>¿Por qué está aquí? ¿Es el resultado de una larga cadena de casualidades o una consecuencia inevitable de las leyes físicas?<text:line-break/>¿Es única, o una entre muchas posibles formas de existencia? ¿Está separada del resto del universo o es parte inseparable de él?<text:line-break/>Y si la vida puede surgir de la materia inerte, como afirman muchas teorías, ¿por qué no lo hace en todas partes? ¿Qué condiciones la despiertan?</text:p>
      <text:p text:style-name="Text_20_body">Preguntas como estas han inquietado a filósofos, científicos y poetas por igual, sin encontrar respuestas definitivas. Tal vez la vida no sea un objeto a definir, sino un proceso a comprender. Y tal vez, al observar su funcionamiento con ojos nuevos, descubramos que la verdadera respuesta no está en lo que la vida <text:span text:style-name="Emphasis">es</text:span>, sino en lo que <text:span text:style-name="Emphasis">hace</text:span>.</text:p>
      <text:p text:style-name="Horizontal_20_Line"/>
      <text:p text:style-name="Text_20_body">En este capítulo no intentaremos encerrar a la vida en una fórmula rígida ni definirla en términos absolutos. En lugar de eso, la abordaremos como lo que realmente parece ser: un sistema en acción, una inteligencia en movimiento, una maquinaria invisible que transforma el universo desde dentro. No nos preguntaremos qué es la vida en el sentido tradicional, sino cómo funciona, qué patrones repite, qué problemas resuelve y por qué su presencia parece inevitable allí donde la materia encuentra las condiciones adecuadas. Al hacerlo, tal vez logremos ver más allá de las apariencias y empezar a comprender el verdadero papel que juega la vida en el tejido del cosmos.</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7T13:09:07.891000000</meta:creation-date>
    <dc:date>2025-07-07T18:11:03.077000000</dc:date>
    <meta:editing-duration>PT26M28S</meta:editing-duration>
    <meta:editing-cycles>3</meta:editing-cycles>
    <meta:generator>LibreOffice/7.3.5.2$Windows_X86_64 LibreOffice_project/184fe81b8c8c30d8b5082578aee2fed2ea847c01</meta:generator>
    <meta:document-statistic meta:table-count="0" meta:image-count="0" meta:object-count="0" meta:page-count="1" meta:paragraph-count="5" meta:word-count="365" meta:character-count="2163" meta:non-whitespace-character-count="1802"/>
  </office:meta>
</office:document-meta>
</file>